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text-properties fo:color="#000000"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6" style:family="paragraph" style:parent-style-name="Standard">
      <style:paragraph-properties fo:margin-left="1.251cm" fo:margin-right="0cm" fo:text-align="start" style:justify-single-word="false" fo:text-indent="0cm" style:auto-text-indent="false"/>
      <style:text-properties fo:color="#000000"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7" style:family="paragraph" style:parent-style-name="Standard">
      <style:paragraph-properties fo:margin-left="1.251cm" fo:margin-right="0cm" fo:text-align="start" style:justify-single-word="false" fo:text-indent="0cm" style:auto-text-indent="false"/>
      <style:text-properties fo:color="#000000" style:font-name="Times New Roman" fo:font-size="12pt" style:text-underline-style="none" style:font-size-asian="12pt" style:font-size-complex="12pt"/>
    </style:style>
    <style:style style:name="P8" style:family="paragraph" style:parent-style-name="Standard">
      <style:paragraph-properties fo:margin-left="1.251cm" fo:margin-right="0cm" fo:text-align="start" style:justify-single-word="false" fo:text-indent="0cm" style:auto-text-indent="false"/>
      <style:text-properties style:font-name="Times New Roman" fo:font-size="12pt" style:font-size-asian="12pt" style:font-size-complex="12pt"/>
    </style:style>
    <style:style style:name="P9" style:family="paragraph" style:parent-style-name="Standard" style:list-style-name="L1">
      <style:paragraph-properties fo:margin-left="2.501cm" fo:margin-right="0cm" fo:text-align="start" style:justify-single-word="false" fo:text-indent="-0.635cm" style:auto-text-indent="false"/>
      <style:text-properties fo:color="#000000" style:font-name="Times New Roman" fo:font-size="12pt" style:text-underline-style="none" style:font-size-asian="12pt" style:font-size-complex="12pt"/>
    </style:style>
    <style:style style:name="P10" style:family="paragraph" style:parent-style-name="Standard" style:list-style-name="L1">
      <style:paragraph-properties fo:margin-left="2.501cm" fo:margin-right="0cm" fo:text-align="start" style:justify-single-word="false" fo:text-indent="-0.635cm" style:auto-text-indent="false"/>
      <style:text-properties fo:color="#000000"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T1" style:family="text">
      <style:text-properties fo:color="#000000" style:text-underline-style="none" fo:font-weight="normal" style:font-name-asian="Monospace" style:font-size-asian="10.5pt" style:font-weight-asian="normal" style:font-name-complex="Monospace" style:font-weight-complex="normal"/>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e Michaël Ory</text:p>
      <text:p text:style-name="P1">du 01/02/2013 au 28/02/2013</text:p>
      <text:p text:style-name="P1"/>
      <text:p text:style-name="P1"/>
      <text:p text:style-name="P3"/>
      <text:p text:style-name="P2"><text:span text:style-name="T2">Problématique :</text:span> P<text:span text:style-name="T1">ermettre au système d'annuler les informations héritées et donc de casser l'héritage.</text:span></text:p>
      <text:p text:style-name="P4"/>
      <text:p text:style-name="P6">Deux pistes : Les composants étendues et Les Phantom.</text:p>
      <text:p text:style-name="P8"/>
      <text:list xml:id="list12841072101" text:style-name="L1">
        <text:list-item>
          <text:p text:style-name="P9">Les composants étendues</text:p>
        </text:list-item>
      </text:list>
      <text:p text:style-name="P7">Un attribut a comme composant son type, une relation a comme composant sa base et ses cibles.</text:p>
      <text:p text:style-name="P7">Un attribut ou une relation peuvent très bien hérité d'un ou plusieurs Generic qui ont potentiellement des composants. Les composants étendues d'un Generic est la somme de ses composants, des composants des Generic dont il hérite et des composants qu'il a spécialisé.</text:p>
      <text:p text:style-name="P7"/>
      <text:p text:style-name="P7">Exemple :</text:p>
      <text:p text:style-name="P7">Le type Vehicle a un attribut Power.</text:p>
      <text:p text:style-name="P7">le type Car (qui hérite de Véhicle) a un attribut ElectricPower (qui hérite de Power).</text:p>
      <text:p text:style-name="P7"/>
      <text:p text:style-name="P7">Car a donc un seul composant (ElectricPower) mais deux composants étendues (ElectricPower et Power).</text:p>
      <text:p text:style-name="P7"/>
      <text:list xml:id="list668459365" text:continue-numbering="true" text:style-name="L1">
        <text:list-item>
          <text:p text:style-name="P10">Les Phantom</text:p>
        </text:list-item>
      </text:list>
      <text:p text:style-name="P6">Un Phantom est un Generic classique à l'exception qu'il n'est jamais retourné à l'utilisateur.</text:p>
      <text:p text:style-name="P6">Le Phantom surcharge le Generic que l'utilisateur souhaite annuler.</text:p>
      <text:p text:style-name="P6"/>
      <text:p text:style-name="P6">La solution :</text:p>
      <text:p text:style-name="P6">Après avoir testé les deux pistes, nous avons décidés de garder les Phantom.</text:p>
      <text:p text:style-name="P5"/>
      <text:p text:style-name="P5"/>
      <text:p text:style-name="P5">Implémentation du calcul de la position du composant de base.</text:p>
      <text:p text:style-name="P5">Rédaction de la javadoc.</text:p>
      <text:p text:style-name="P5"/>
      <text:p text:style-name="P5">Conception, implémentation et test des contraintes :</text:p>
      <text:p text:style-name="P5">UnduplicateBindingConstraint, permet de vérifier qu'un Generic n'existe pas dans le graphe.</text:p>
      <text:p text:style-name="P5"/>
      <text:p text:style-name="P5">EngineConsistencyConstraint, permet de vérifier que le type appartient au Context courant.</text:p>
      <text:p text:style-name="P5"/>
      <text:p text:style-name="P5">DuplicateStructuralValueConstraint, permet de vérifier qu'un type ne possède pas deux structuraux (attribut/relation) qui ont la même va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04-10T14:05:53</dc:date>
    <meta:editing-duration>PT7H1M5S</meta:editing-duration>
    <meta:editing-cycles>58</meta:editing-cycles>
    <meta:generator>LibreOffice/3.5$Linux_X86_64 LibreOffice_project/350m1$Build-2</meta:generator>
    <meta:print-date>2013-02-18T15:51:21</meta:print-date>
    <meta:document-statistic meta:table-count="0" meta:image-count="0" meta:object-count="0" meta:page-count="1" meta:paragraph-count="23" meta:word-count="238" meta:character-count="1568" meta:non-whitespace-character-count="1355"/>
  </office:meta>
</office:document-meta>
</file>